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76.76mm" svg:height="96.95mm" svg:x="289.67mm" svg:y="16.21mm">
            <loext:p draw:notify-on-update-of-ranges="Planilha1.B58:Planilha1.B58 Planilha1.C58:Planilha1.L58 Planilha1.B59:Planilha1.B59 Planilha1.C59:Planilha1.L59 Planilha1.B60:Planilha1.B60 Planilha1.C60:Planilha1.L60 Planilha1.B61:Planilha1.B61 Planilha1.C61:Planilha1.L61 Planilha1.B62:Planilha1.B62 Planilha1.C62:Planilha1.L62 Planilha1.B63:Planilha1.B63 Planilha1.C63:Planilha1.L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ocesso 1(1)</text:p>
          </table:table-cell>
          <table:table-cell table:number-columns-repeated="10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Processo 2(65)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Processo 3(129)</text:p>
          </table:table-cell>
          <table:table-cell table:number-columns-repeated="10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Processo 4(193)</text:p>
          </table:table-cell>
          <table:table-cell table:number-columns-repeated="10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Processo 5(257)</text:p>
          </table:table-cell>
          <table:table-cell table:number-columns-repeated="10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Processo 6(321)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Processo 7(385)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Processo 8(449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Processo 9(513)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Processo 10(577)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Processo 11(641)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rocesso 12(705)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Processo 13(769)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Processo 14(833)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rocesso 15(897)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Processo 16(961)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Processo 17(1025)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Processo 18(1089)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Processo 19(1153)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Processo 20(1217)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Processo 21(1281)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Processo 22(1345)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Processo 23(1409)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Processo 24(1473)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Processo 25(1537)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Processo 26(1601)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Processo 27(1665)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Processo 28(1729)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rocesso 29(1793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Processo 30(1857)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Processo 31(1921)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rocesso 32(1985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rocesso 33(2049)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rocesso 34(2113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rocesso 35(2177)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rocesso 36(2241)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rocesso 37(2305)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Processo 38(2369)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Processo 39(2433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cesso 40(2497)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cesso 41(2561)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rocesso 42(2625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rocesso 43(2689)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ocesso 44(2753)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rocesso 45(2817)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rocesso 46(2881)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ocesso 47(2945)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rocesso 48(3009)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ocesso 49(3073)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cesso 50(3137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rocesso 51(3201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cesso 52(3265)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cesso 53(3329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rocesso 54(3393)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rocesso 55(3457)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rocesso 56(3521)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rocesso 57(3585)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rocesso 58(3649)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rocesso 59(3713)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rocesso 60(3777)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Processo 61(3841)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6:28:19.401583094</meta:creation-date>
    <dc:date>2016-04-26T18:05:41.295769960</dc:date>
    <meta:editing-duration>PT4M59S</meta:editing-duration>
    <meta:editing-cycles>1</meta:editing-cycles>
    <meta:document-statistic meta:table-count="1" meta:cell-count="671" meta:object-count="1"/>
    <meta:generator>LibreOffice/5.1.1.3$Linux_X86_64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77cm" svg:height="9.696cm" xlink:href=".." xlink:type="simple" chart:class="chart:line" chart:style-name="ch1">
        <chart:legend chart:legend-position="end" svg:x="13.449cm" svg:y="3.304cm" style:legend-expansion="high" chart:style-name="ch2"/>
        <chart:plot-area chart:style-name="ch3" table:cell-range-address="Planilha1.B58:Planilha1.L63" chart:data-source-has-labels="column" svg:x="0.471cm" svg:y="0.566cm" svg:width="12.453cm" svg:height="8.572cm">
          <chartooo:coordinate-region svg:x="1.264cm" svg:y="0.566cm" svg:width="11.473cm" svg:height="7.925cm"/>
          <chart:axis chart:dimension="x" chart:name="primary-x" chart:style-name="ch4">
            <chart:title svg:x="5.449cm" svg:y="9.136cm" chart:style-name="ch5">
              <text:p>Número do teste</text:p>
            </chart:title>
          </chart:axis>
          <chart:axis chart:dimension="y" chart:name="primary-y" chart:style-name="ch6">
            <chart:title svg:x="0cm" svg:y="6.444cm" chart:style-name="ch7">
              <text:p>Ordem de finalização</text:p>
            </chart:title>
            <chart:grid chart:style-name="ch8" chart:class="major"/>
          </chart:axis>
          <chart:series chart:style-name="ch9" chart:values-cell-range-address="Planilha1.C58:Planilha1.L58" chart:label-cell-address="Planilha1.B58:Planilha1.B58" chart:class="chart:line">
            <chart:data-point chart:repeated="10"/>
          </chart:series>
          <chart:series chart:style-name="ch10" chart:values-cell-range-address="Planilha1.C59:Planilha1.L59" chart:label-cell-address="Planilha1.B59:Planilha1.B59" chart:class="chart:line">
            <chart:data-point chart:repeated="10"/>
          </chart:series>
          <chart:series chart:style-name="ch11" chart:values-cell-range-address="Planilha1.C60:Planilha1.L60" chart:label-cell-address="Planilha1.B60:Planilha1.B60" chart:class="chart:line">
            <chart:data-point chart:repeated="10"/>
          </chart:series>
          <chart:series chart:style-name="ch12" chart:values-cell-range-address="Planilha1.C61:Planilha1.L61" chart:label-cell-address="Planilha1.B61:Planilha1.B61" chart:class="chart:line">
            <chart:data-point chart:repeated="10"/>
          </chart:series>
          <chart:series chart:style-name="ch13" chart:values-cell-range-address="Planilha1.C62:Planilha1.L62" chart:label-cell-address="Planilha1.B62:Planilha1.B62" chart:class="chart:line">
            <chart:data-point chart:repeated="10"/>
          </chart:series>
          <chart:series chart:style-name="ch14" chart:values-cell-range-address="Planilha1.C63:Planilha1.L63" chart:label-cell-address="Planilha1.B63:Planilha1.B63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cesso 56(3521)</text:p>
                <draw:g>
                  <svg:desc>Planilha1.B58:Planilha1.B58</svg:desc>
                </draw:g>
              </table:table-cell>
              <table:table-cell office:value-type="float" office:value="15">
                <text:p>15</text:p>
                <draw:g>
                  <svg:desc>Planilha1.C58:Planilha1.L5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cesso 57(3585)</text:p>
                <draw:g>
                  <svg:desc>Planilha1.B59:Planilha1.B59</svg:desc>
                </draw:g>
              </table:table-cell>
              <table:table-cell office:value-type="float" office:value="23">
                <text:p>23</text:p>
                <draw:g>
                  <svg:desc>Planilha1.C59:Planilha1.L59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ocesso 58(3649)</text:p>
                <draw:g>
                  <svg:desc>Planilha1.B60:Planilha1.B60</svg:desc>
                </draw:g>
              </table:table-cell>
              <table:table-cell office:value-type="float" office:value="16">
                <text:p>16</text:p>
                <draw:g>
                  <svg:desc>Planilha1.C60:Planilha1.L6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rocesso 59(3713)</text:p>
                <draw:g>
                  <svg:desc>Planilha1.B61:Planilha1.B61</svg:desc>
                </draw:g>
              </table:table-cell>
              <table:table-cell office:value-type="float" office:value="18">
                <text:p>18</text:p>
                <draw:g>
                  <svg:desc>Planilha1.C61:Planilha1.L6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cesso 60(3777)</text:p>
                <draw:g>
                  <svg:desc>Planilha1.B62:Planilha1.B62</svg:desc>
                </draw:g>
              </table:table-cell>
              <table:table-cell office:value-type="float" office:value="3">
                <text:p>3</text:p>
                <draw:g>
                  <svg:desc>Planilha1.C62:Planilha1.L6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ocesso 61(3841)</text:p>
                <draw:g>
                  <svg:desc>Planilha1.B63:Planilha1.B63</svg:desc>
                </draw:g>
              </table:table-cell>
              <table:table-cell office:value-type="float" office:value="11">
                <text:p>11</text:p>
                <draw:g>
                  <svg:desc>Planilha1.C63:Planilha1.L6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